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5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1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1.614cm" svg:height="1.19cm" svg:x="8.7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614cm" svg:height="1.19cm" svg:x="10.3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1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4" draw:id="id24" draw:layer="layout" svg:width="1.614cm" svg:height="1.19cm" svg:x="26.7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4" draw:id="id44" draw:layer="layout" svg:width="1.614cm" svg:height="1.19cm" svg:x="28.3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9.9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1.564cm" svg:y="6.2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3.164cm" svg:y="6.29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3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2" draw:text-style-name="P2" draw:layer="layout" svg:width="1.614cm" svg:height="1.19cm" svg:x="20.6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5" draw:id="id25" draw:layer="layout" svg:width="1.614cm" svg:height="1.19cm" svg:x="22.2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7" draw:id="id27" draw:layer="layout" svg:width="1.614cm" svg:height="1.19cm" svg:x="23.8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5.4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0.1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5" draw:id="id45" draw:layer="layout" svg:width="1.614cm" svg:height="1.19cm" svg:x="31.7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6" draw:id="id46" draw:layer="layout" svg:width="1.614cm" svg:height="1.19cm" svg:x="33.3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4.964cm" svg:y="10.5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9" draw:id="id29" draw:layer="layout" svg:width="1.614cm" svg:height="1.19cm" svg:x="20.0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6" draw:id="id26" draw:layer="layout" svg:width="1.614cm" svg:height="1.19cm" svg:x="21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1.614cm" svg:height="1.19cm" svg:x="24.1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3" draw:id="id33" draw:layer="layout" svg:width="1.614cm" svg:height="1.19cm" svg:x="25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0" draw:id="id30" draw:layer="layout" svg:width="1.614cm" svg:height="1.19cm" svg:x="19.7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1.614cm" svg:height="1.19cm" svg:x="21.9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2" draw:id="id32" draw:layer="layout" svg:width="1.614cm" svg:height="1.19cm" svg:x="23.8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4" draw:id="id34" draw:layer="layout" svg:width="1.614cm" svg:height="1.19cm" svg:x="26.0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2" draw:text-style-name="P2" xml:id="id35" draw:id="id35" draw:layer="layout" svg:width="1.614cm" svg:height="1.19cm" svg:x="29.6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7" draw:id="id37" draw:layer="layout" svg:width="1.614cm" svg:height="1.19cm" svg:x="31.2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9" draw:id="id39" draw:layer="layout" svg:width="1.614cm" svg:height="1.19cm" svg:x="33.7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1" draw:id="id41" draw:layer="layout" svg:width="1.614cm" svg:height="1.19cm" svg:x="35.364cm" svg:y="14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6" draw:id="id36" draw:layer="layout" svg:width="1.614cm" svg:height="1.19cm" svg:x="29.3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8" draw:id="id38" draw:layer="layout" svg:width="1.614cm" svg:height="1.19cm" svg:x="31.5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0" draw:id="id40" draw:layer="layout" svg:width="1.614cm" svg:height="1.19cm" svg:x="33.464cm" svg:y="18.6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2" draw:id="id42" draw:layer="layout" svg:width="1.614cm" svg:height="1.19cm" svg:x="35.664cm" svg:y="18.691cm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17:12:06.095039011</dc:date>
    <dc:creator>elucterio </dc:creator>
    <meta:editing-duration>PT1H36M21S</meta:editing-duration>
    <meta:editing-cycles>46</meta:editing-cycles>
    <meta:generator>LibreOffice/4.2.8.2$Linux_X86_64 LibreOffice_project/420m0$Build-2</meta:generator>
    <meta:document-statistic meta:object-count="110"/>
  </office:meta>
</office:document-meta>
</file>